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200000025871EEE600.png"/>
  <manifest:file-entry manifest:media-type="image/png" manifest:full-path="Pictures/10000000000000200000002000309F1C.png"/>
  <manifest:file-entry manifest:media-type="image/png" manifest:full-path="Pictures/1000000000000320000002580E1B1AC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textarea-horizontal-align="center" draw:textarea-vertical-align="middle" draw:shadow-offset-x="0.305cm" draw:shadow-offset-y="0.30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.13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4.401cm"/>
    </style:style>
    <style:style style:name="gr7" style:family="graphic" style:parent-style-name="standard">
      <style:graphic-properties draw:textarea-vertical-align="middle" draw:auto-grow-height="false" fo:min-height="0.749cm" fo:min-width="0.49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75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79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12" style:family="graphic">
      <style:graphic-properties style:protect="size"/>
    </style:style>
    <style:style style:name="pr1" style:family="presentation" style:parent-style-name="lyt-techpoly-title">
      <style:graphic-properties draw:fill-color="#ffffff" draw:auto-grow-height="true" fo:min-height="2.31cm"/>
    </style:style>
    <style:style style:name="pr2" style:family="presentation" style:parent-style-name="lyt-techpoly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text-align="center"/>
      <style:text-properties fo:font-size="24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family="'Bitstream Vera Sans'" style:font-family-generic="swiss" style:font-pitch="variable" fo:font-size="14pt" style:font-size-asian="14pt" style:font-size-complex="14pt"/>
    </style:style>
    <style:style style:name="P7" style:family="paragraph">
      <style:paragraph-properties fo:margin-left="0.6cm" fo:margin-right="0cm" fo:text-indent="-0.6cm"/>
    </style:style>
    <style:style style:name="T1" style:family="text">
      <style:text-properties fo:font-size="2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1">
        <office:forms form:automatic-focus="false" form:apply-design-mode="false"/>
        <draw:line draw:style-name="gr1" draw:text-style-name="P1" draw:layer="layout" svg:x1="1.27cm" svg:y1="15.875cm" svg:x2="17.145cm" svg:y2="15.875cm">
          <text:p/>
        </draw:line>
        <draw:line draw:style-name="gr1" draw:text-style-name="P1" draw:layer="layout" svg:x1="1.27cm" svg:y1="9.525cm" svg:x2="17.145cm" svg:y2="9.525cm">
          <text:p/>
        </draw:line>
        <draw:frame presentation:style-name="pr1" draw:text-style-name="P2" draw:layer="layout" svg:width="24cm" svg:height="2.31cm" svg:x="2cm" svg:y="1.5cm" presentation:class="title" presentation:user-transformed="true">
          <draw:text-box>
            <text:p>BAIT Architecture Diagram</text:p>
          </draw:text-box>
        </draw:frame>
        <draw:custom-shape draw:style-name="gr2" draw:text-style-name="P3" xml:id="id3" draw:id="id3" draw:layer="layout" svg:width="4.445cm" svg:height="1.27cm" svg:x="11.43cm" svg:y="17.7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4.445cm" svg:height="1.27cm" svg:x="11.43cm" svg:y="5.08cm">
          <text:p text:style-name="P1"><text:span text:style-name="T1">View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4.445cm" svg:height="1.27cm" svg:x="11.43cm" svg:y="11.43cm">
          <text:p text:style-name="P1"><text:span text:style-name="T1">Presenter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3.652cm" svg:y1="6.35cm" svg:x2="13.652cm" svg:y2="11.43cm" draw:start-shape="id1" draw:start-glue-point="2" draw:end-shape="id2" draw:end-glue-point="0" svg:d="m13652 6350v5080">
          <text:p/>
        </draw:connector>
        <draw:connector draw:style-name="gr3" draw:text-style-name="P1" draw:layer="layout" draw:type="line" svg:x1="13.652cm" svg:y1="12.7cm" svg:x2="13.652cm" svg:y2="17.78cm" draw:start-shape="id2" draw:start-glue-point="2" draw:end-shape="id3" draw:end-glue-point="0" svg:d="m13652 12700v5080">
          <text:p/>
        </draw:connector>
        <draw:frame draw:style-name="gr4" draw:layer="layout" svg:width="5.925cm" svg:height="1.673cm" svg:x="5.894cm" svg:y="10.347cm">
          <draw:text-box>
            <text:p>Config persistence,</text:p>
            <text:p>wizard scripts</text:p>
          </draw:text-box>
        </draw:frame>
        <draw:frame draw:style-name="gr5" draw:layer="layout" svg:width="5.925cm" svg:height="1.673cm" svg:x="5.9cm" svg:y="4.042cm">
          <draw:text-box>
            <text:p>Config persistence,</text:p>
            <text:p>image previews</text:p>
          </draw:text-box>
        </draw:frame>
        <draw:frame draw:style-name="gr6" draw:layer="layout" svg:width="10.16cm" svg:height="1.673cm" svg:x="3.445cm" svg:y="16.742cm">
          <draw:text-box>
            <text:p>Config persistence, file analysis, <text:s text:c="17"/>cached metadata</text:p>
          </draw:text-box>
        </draw:frame>
        <draw:connector draw:style-name="gr3" draw:text-style-name="P1" draw:layer="layout" draw:type="line" svg:x1="15.875cm" svg:y1="18.415cm" svg:x2="17.146cm" svg:y2="17.145cm" draw:start-shape="id3" draw:start-glue-point="1" draw:end-shape="id4" draw:end-glue-point="4" svg:d="m15875 18415 1271-1270">
          <text:p/>
        </draw:connector>
        <draw:connector draw:style-name="gr3" draw:text-style-name="P1" draw:layer="layout" draw:type="line" svg:x1="15.875cm" svg:y1="12.065cm" svg:x2="17.146cm" svg:y2="10.795cm" draw:start-shape="id2" draw:start-glue-point="1" draw:end-shape="id5" draw:end-glue-point="4" svg:d="m15875 12065 1271-1270">
          <text:p/>
        </draw:connector>
        <draw:connector draw:style-name="gr3" draw:text-style-name="P1" draw:layer="layout" draw:type="line" svg:x1="13.652cm" svg:y1="12.7cm" svg:x2="17.146cm" svg:y2="13.97cm" draw:start-shape="id2" draw:start-glue-point="2" draw:end-shape="id4" draw:end-glue-point="5" svg:d="m13652 12700 3494 1270">
          <text:p/>
        </draw:connector>
        <draw:connector draw:style-name="gr3" draw:text-style-name="P1" draw:layer="layout" draw:type="line" svg:x1="13.652cm" svg:y1="6.35cm" svg:x2="17.146cm" svg:y2="7.62cm" draw:start-shape="id1" draw:start-glue-point="2" draw:end-shape="id5" draw:end-glue-point="5" svg:d="m13652 6350 3494 1270">
          <text:p/>
        </draw:connector>
        <draw:custom-shape draw:style-name="gr7" draw:text-style-name="P1" xml:id="id4" draw:id="id4" draw:layer="layout" svg:width="3.175cm" svg:height="1.27cm" draw:transform="rotate (1.5707963267946) translate (16.51cm 17.145cm)">
          <text:p/>
          <draw:enhanced-geometry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7" draw:text-style-name="P1" xml:id="id5" draw:id="id5" draw:layer="layout" svg:width="3.175cm" svg:height="1.27cm" draw:transform="rotate (1.5707963267946) translate (16.51cm 10.795cm)">
          <text:p/>
          <draw:enhanced-geometry draw:text-areas="4000 ?f1 ?f5 ?f2" draw:glue-points="0 10800 21600 10800 ?f0 0 ?f0 21600" draw:type="mso-spt100" draw:modifiers="13527.2040302267 5428.33158447009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8" draw:layer="layout" svg:width="8.694cm" svg:height="3.806cm" svg:x="17.78cm" svg:y="13.97cm">
          <draw:text-box>
            <text:p>Model enqueues notifications</text:p>
            <text:p>when data nodes change;</text:p>
            <text:p>Presenter dequeues and, if</text:p>
            <text:p>interested, fetches updated</text:p>
            <text:p>metadata</text:p>
          </draw:text-box>
        </draw:frame>
        <draw:frame draw:style-name="gr8" draw:layer="layout" svg:width="8.342cm" svg:height="3.095cm" svg:x="17.78cm" svg:y="7.62cm">
          <draw:text-box>
            <text:p>Presenter enqueues display</text:p>
            <text:p>update commands; View</text:p>
            <text:p>dequeues and modifies UI</text:p>
            <text:p>display accordingly</text:p>
          </draw:text-box>
        </draw:frame>
        <draw:frame draw:style-name="gr8" draw:text-style-name="P4" draw:layer="layout" svg:width="6.509cm" svg:height="0.806cm" svg:x="1.746cm" svg:y="8.719cm">
          <draw:text-box>
            <text:p><text:span text:style-name="T2">Potential process boundary</text:span></text:p>
          </draw:text-box>
        </draw:frame>
        <draw:frame draw:style-name="gr9" draw:text-style-name="P4" draw:layer="layout" svg:width="8.169cm" svg:height="0.806cm" svg:x="1.905cm" svg:y="15.069cm">
          <draw:text-box>
            <text:p><text:span text:style-name="T2">Potential process boundary</text:span></text:p>
          </draw:text-box>
        </draw:frame>
        <draw:frame draw:style-name="gr10" draw:layer="layout" svg:width="11.29cm" svg:height="1.673cm" svg:x="3.534cm" svg:y="6.53cm">
          <draw:text-box>
            <text:p>View informs Presenter about user</text:p>
            <text:p>activity and menu selections</text:p>
          </draw:text-box>
        </draw:frame>
        <draw:frame draw:style-name="gr8" draw:layer="layout" svg:width="10.26cm" svg:height="1.673cm" svg:x="3.4cm" svg:y="12.932cm">
          <draw:text-box>
            <text:p>Presenter requests node metadata</text:p>
            <text:p>and forwards disk I/O operations</text:p>
          </draw:text-box>
        </draw:frame>
        <draw:connector draw:style-name="gr3" draw:text-style-name="P1" draw:layer="layout" draw:type="line" svg:x1="13.652cm" svg:y1="3.81cm" svg:x2="13.652cm" svg:y2="5.08cm" draw:end-shape="id1" draw:end-glue-point="0" svg:d="m13652 3810v1270">
          <text:p/>
        </draw:connector>
        <draw:frame draw:style-name="gr5" draw:layer="layout" svg:width="4.024cm" svg:height="1.27cm" svg:x="13.756cm" svg:y="3.994cm">
          <draw:text-box>
            <text:p>User actions</text:p>
          </draw:text-box>
        </draw:frame>
        <draw:custom-shape draw:style-name="gr11" draw:text-style-name="P6" xml:id="id6" draw:id="id6" draw:layer="layout" svg:width="3.81cm" svg:height="1.27cm" svg:x="1.905cm" svg:y="5.08cm">
          <text:p text:style-name="P5"><text:span text:style-name="T2">I/O Abstraction</text:span></text:p>
          <text:p text:style-name="P5"><text:span text:style-name="T2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43cm" svg:y1="5.715cm" svg:x2="5.715cm" svg:y2="5.715cm" draw:start-shape="id1" draw:start-glue-point="3" draw:end-shape="id6" draw:end-glue-point="1" svg:d="m11430 5715h-5715">
          <text:p/>
        </draw:connector>
        <draw:custom-shape draw:style-name="gr11" draw:text-style-name="P6" xml:id="id7" draw:id="id7" draw:layer="layout" svg:width="3.81cm" svg:height="1.27cm" svg:x="1.905cm" svg:y="11.43cm">
          <text:p text:style-name="P5"><text:span text:style-name="T2">I/O Abstraction</text:span></text:p>
          <text:p text:style-name="P5"><text:span text:style-name="T2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43cm" svg:y1="12.065cm" svg:x2="5.715cm" svg:y2="12.065cm" draw:start-shape="id2" draw:start-glue-point="3" draw:end-shape="id7" draw:end-glue-point="1" svg:d="m11430 12065h-5715">
          <text:p/>
        </draw:connector>
        <draw:custom-shape draw:style-name="gr11" draw:text-style-name="P6" xml:id="id8" draw:id="id8" draw:layer="layout" svg:width="3.81cm" svg:height="1.27cm" svg:x="1.905cm" svg:y="17.78cm">
          <text:p text:style-name="P5"><text:span text:style-name="T2">I/O Abstraction</text:span></text:p>
          <text:p text:style-name="P5"><text:span text:style-name="T2">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11.43cm" svg:y1="18.415cm" svg:x2="5.715cm" svg:y2="18.415cm" draw:start-shape="id3" draw:start-glue-point="3" draw:end-shape="id8" draw:end-glue-point="1" svg:d="m11430 18415h-5715">
          <text:p/>
        </draw:connector>
        <presentation:notes draw:style-name="dp2">
          <draw:page-thumbnail draw:style-name="gr12" draw:layer="layout" svg:width="13.586cm" svg:height="11.136cm" svg:x="3.705cm" svg:y="2.256cm" draw:page-number="1" presentation:class="page"/>
          <draw:frame presentation:style-name="pr2" draw:text-style-name="P7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lendscreen2" xlink:href="Pictures/10000000000003200000025871EEE600.png" xlink:type="simple" xlink:show="embed" xlink:actuate="onLoad"/>
    <draw:fill-image draw:name="tunnel_5f_box" draw:display-name="tunnel_box" xlink:href="Pictures/1000000000000320000002580E1B1ACF.png" xlink:type="simple" xlink:show="embed" xlink:actuate="onLoad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Ultrafine_20_Dashed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tunnel-background" style:family="presentation">
      <style:graphic-properties draw:stroke="none" draw:fill="bitmap" draw:fill-image-name="tunnel_5f_box" draw:fill-image-width="0cm" draw:fill-image-height="0cm"/>
    </style:style>
    <style:style style:name="lyt-tunnel-backgroundobjects" style:family="presentation">
      <style:graphic-properties draw:shadow="hidden" draw:shadow-offset-x="0.3cm" draw:shadow-offset-y="0.3cm" draw:shadow-color="#808080"/>
    </style:style>
    <style:style style:name="lyt-tunnel-notes" style:family="presentation">
      <style:graphic-properties draw:stroke="none" draw:fill="none">
        <text:list-style style:name="lyt-tunnel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unnel-outline1" style:family="presentation">
      <style:graphic-properties draw:stroke="none" draw:fill="none">
        <text:list-style style:name="lyt-tunne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6b6b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outline2" style:family="presentation" style:parent-style-name="lyt-tunnel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unnel-outline3" style:family="presentation" style:parent-style-name="lyt-tunnel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unnel-outline4" style:family="presentation" style:parent-style-name="lyt-tunnel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unnel-outline5" style:family="presentation" style:parent-style-name="lyt-tunnel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unnel-outline6" style:family="presentation" style:parent-style-name="lyt-tunnel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unnel-outline7" style:family="presentation" style:parent-style-name="lyt-tunnel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unnel-outline8" style:family="presentation" style:parent-style-name="lyt-tunnel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unnel-outline9" style:family="presentation" style:parent-style-name="lyt-tunnel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unnel-subtitle" style:family="presentation">
      <style:graphic-properties draw:stroke="none" draw:fill="none" draw:textarea-vertical-align="middle">
        <text:list-style style:name="lyt-tunne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unnel-title" style:family="presentation">
      <style:graphic-properties draw:stroke="none" draw:fill="none" draw:textarea-vertical-align="middle">
        <text:list-style style:name="lyt-tunne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tunnel_5f_box" draw:fill-image-width="0cm" draw:fill-image-height="0cm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tunnel-title">
      <style:graphic-properties draw:fill-color="#ffffff" draw:auto-grow-height="false" fo:min-height="3.507cm"/>
    </style:style>
    <style:style style:name="Mpr2" style:family="presentation" style:parent-style-name="lyt-tunnel-backgroundobjects">
      <style:graphic-properties draw:stroke="none" draw:fill="none" draw:fill-color="#ffffff" draw:auto-grow-height="false" fo:min-height="1.449cm"/>
    </style:style>
    <style:style style:name="Mpr3" style:family="presentation" style:parent-style-name="lyt-tunnel-backgroundobjects">
      <style:graphic-properties draw:stroke="none" draw:fill="none" draw:fill-color="#ffffff" draw:auto-grow-height="false" fo:min-height="1.485cm"/>
    </style:style>
    <style:style style:name="Mpr4" style:family="presentation" style:parent-style-name="lyt-tunnel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7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tunnel" style:page-layout-name="PM1" draw:style-name="Mdp1">
      <draw:frame presentation:style-name="Mpr1" draw:text-style-name="MP3" draw:layer="backgroundobjects" svg:width="24cm" svg:height="2.843cm" svg:x="2cm" svg:y="1.5cm" presentation:class="title">
        <draw:text-box>
          <text:p text:style-name="MP3">Click to edit the title text format</text:p>
        </draw:text-box>
      </draw:frame>
      <draw:frame presentation:style-name="lyt-tunnel-outline1" draw:layer="backgroundobjects" svg:width="23.5cm" svg:height="13.86cm" svg:x="2cm" svg:y="5.5cm" presentation:class="outline" presentation:placeholder="true">
        <draw:text-box/>
      </draw:frame>
      <draw:frame presentation:style-name="Mpr2" draw:text-style-name="MP1" draw:layer="backgroundobjects" svg:width="6.523cm" svg:height="1.448cm" svg:x="1.877cm" svg:y="17.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951cm" svg:height="1.448cm" svg:x="9.5cm" svg:y="17.552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19.477cm" svg:y="17.55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unnel-title" draw:layer="backgroundobjects" svg:width="14.848cm" svg:height="11.136cm" svg:x="3.075cm" svg:y="2.257cm" presentation:class="page"/>
        <draw:frame presentation:style-name="lyt-tunnel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3.86cm" svg:x="1.4cm" svg:y="4.914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6" draw:text-style-name="MP1" draw:layer="backgroundobjects" svg:width="9.113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.001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4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dc:title>Tunnel</dc:title>
    <dc:description>Presentation Layout Template</dc:description>
    <meta:creation-date>2011-01-11T22:52:53</meta:creation-date>
    <dc:language>en-US</dc:language>
    <meta:editing-cycles>11</meta:editing-cycles>
    <meta:editing-duration>PT1H41M14S</meta:editing-duration>
    <meta:initial-creator>Myk Taylor</meta:initial-creator>
    <dc:date>2011-07-24T20:04:56</dc:date>
    <meta:document-statistic meta:object-count="68"/>
    <meta:user-defined meta:name="Info 1"/>
    <meta:user-defined meta:name="Info 2"/>
    <meta:user-defined meta:name="Info 3"/>
    <meta:user-defined meta:name="Info 4"/>
    <meta:template xlink:type="simple" xlink:actuate="onRequest" xlink:title="Tunnel" xlink:href="../../../../../../usr/lib64/openoffice/basis3.2/share/template/en-US/layout/lyt-tunnel.otp"/>
  </office:meta>
</office:document-meta>
</file>